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cm" draw:fill="none" draw:textarea-vertical-align="middle" draw:auto-grow-height="false" draw:fit-to-size="false" fo:min-height="0.345cm" fo:min-width="1.304cm" fo:padding-top="0.125cm" fo:padding-bottom="0.125cm" fo:padding-left="0.1cm" fo:padding-right="0.1cm" fo:wrap-option="wrap"/>
    </style:style>
    <style:style style:name="gr2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65cm" fo:min-width="5.501cm" fo:padding-top="0.125cm" fo:padding-bottom="0.125cm" fo:padding-left="0.25cm" fo:padding-right="0.25cm" fo:wrap-option="no-wrap"/>
    </style:style>
    <style:style style:name="gr3" style:family="graphic" style:parent-style-name="standard" style:list-style-name="L3">
      <style:graphic-properties draw:stroke="solid" svg:stroke-width="0cm" svg:stroke-color="#729fcf" draw:fill="solid" draw:fill-color="#729fcf" draw:textarea-vertical-align="middle" draw:auto-grow-height="false" draw:fit-to-size="false" fo:min-height="1.651cm" fo:min-width="5.5cm" fo:padding-top="0.125cm" fo:padding-bottom="0.125cm" fo:padding-left="0.25cm" fo:padding-right="0.25cm" fo:wrap-option="no-wrap"/>
    </style:style>
    <style:style style:name="gr4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5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6" style:family="graphic" style:parent-style-name="objectwithoutfill">
      <style:graphic-properties svg:stroke-width="0.053cm" svg:stroke-color="#ff0000" draw:marker-start-width="0.279cm" draw:marker-end-width="0.279cm" draw:fill="none" draw:fill-color="#ff0000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0000" draw:marker-start-width="0.279cm" draw:marker-end-width="0.279cm" draw:fill="none" draw:fill-color="#ff0000" draw:textarea-vertical-align="middle" fo:padding-top="0.151cm" fo:padding-bottom="0.151cm" fo:padding-left="0.276cm" fo:padding-right="0.276cm"/>
    </style:style>
    <style:style style:name="gr8" style:family="graphic" style:parent-style-name="standard" style:list-style-name="L3">
      <style:graphic-properties draw:stroke="solid" svg:stroke-width="0cm" svg:stroke-color="#729fcf" draw:fill="solid" draw:fill-color="#729fcf" draw:textarea-vertical-align="middle" draw:auto-grow-height="false" draw:fit-to-size="false" fo:min-height="1.651cm" fo:min-width="5.5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solid" svg:stroke-width="0cm" svg:stroke-color="#729fcf" draw:fill="solid" draw:fill-color="#729fcf" draw:textarea-vertical-align="middle" draw:auto-grow-height="false" draw:fit-to-size="false" fo:min-height="1.651cm" fo:min-width="5.5cm" fo:padding-top="0.125cm" fo:padding-bottom="0.125cm" fo:padding-left="0.25cm" fo:padding-right="0.25cm" fo:wrap-option="no-wrap"/>
    </style:style>
    <style:style style:name="gr12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17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18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751cm" fo:min-width="5.501cm" fo:padding-top="0.125cm" fo:padding-bottom="0.125cm" fo:padding-left="0.25cm" fo:padding-right="0.25cm" fo:wrap-option="no-wrap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65cm" fo:min-width="5.501cm" fo:padding-top="0.125cm" fo:padding-bottom="0.125cm" fo:padding-left="0.25cm" fo:padding-right="0.25cm" fo:wrap-option="no-wrap"/>
    </style:style>
    <style:style style:name="gr22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23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551cm" fo:min-width="2.5cm" fo:padding-top="0.125cm" fo:padding-bottom="0.125cm" fo:padding-left="0.25cm" fo:padding-right="0.25cm" fo:wrap-option="no-wrap"/>
    </style:style>
    <style:style style:name="gr24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65cm" fo:min-width="5.501cm" fo:padding-top="0.125cm" fo:padding-bottom="0.125cm" fo:padding-left="0.25cm" fo:padding-right="0.25cm" fo:wrap-option="no-wrap"/>
    </style:style>
    <style:style style:name="gr25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justify" draw:textarea-vertical-align="middle" draw:auto-grow-height="false" fo:min-height="1.538cm" fo:min-width="5.501cm"/>
    </style:style>
    <style:style style:name="gr27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235cm" fo:min-width="3.744cm" fo:padding-top="0.125cm" fo:padding-bottom="0.125cm" fo:padding-left="0.25cm" fo:padding-right="0.25cm" fo:wrap-option="no-wrap"/>
    </style:style>
    <style:style style:name="gr28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draw:stroke="dash" draw:stroke-dash="Dashed_20__28_var_29_" svg:stroke-width="0.053cm" draw:marker-start-width="0.279cm" draw:marker-end="Arrow" draw:marker-end-width="0.379cm" draw:fill="none" draw:textarea-vertical-align="top" fo:padding-top="0.151cm" fo:padding-bottom="0.151cm" fo:padding-left="0.276cm" fo:padding-right="0.276cm"/>
    </style:style>
    <style:style style:name="gr30" style:family="graphic" style:parent-style-name="standard" style:list-style-name="L3">
      <style:graphic-properties draw:stroke="solid" svg:stroke-width="0cm" svg:stroke-color="#3465a4" draw:fill="solid" draw:fill-color="#729fcf" draw:textarea-vertical-align="middle" draw:auto-grow-height="false" draw:fit-to-size="false" fo:min-height="1.65cm" fo:min-width="5.501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name="TextShape 4" draw:style-name="gr1" draw:text-style-name="P2" draw:layer="layout" svg:width="1.503cm" svg:height="0.594cm" svg:x="31.33cm" svg:y="18.036cm">
          <text:p text:style-name="P1"><text:span text:style-name="T1"><text:page-number>1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4" draw:layer="layout" svg:width="6cm" svg:height="1.899cm" svg:x="3.1cm" svg:y="11.401cm">
          <draw:glue-point draw:id="4" svg:x="-2.01cm" svg:y="-4.907cm"/>
          <draw:glue-point draw:id="5" svg:x="-2.891cm" svg:y="-4.444cm"/>
          <draw:glue-point draw:id="6" svg:x="-2.523cm" svg:y="-4.907cm"/>
          <draw:glue-point draw:id="7" svg:x="2.708cm" svg:y="-4.723cm"/>
          <draw:glue-point draw:id="8" svg:x="2.488cm" svg:y="-4.723cm"/>
          <draw:glue-point draw:id="9" svg:x="-2.875cm" svg:y="-4.892cm"/>
          <draw:glue-point draw:id="10" svg:x="-2.793cm" svg:y="-4.834cm"/>
          <draw:glue-point draw:id="11" svg:x="-2.705cm" svg:y="-5.002cm"/>
          <draw:glue-point draw:id="12" svg:x="-2.44cm" svg:y="-4.944cm"/>
          <draw:glue-point draw:id="13" svg:x="-2.351cm" svg:y="-4.944cm"/>
          <draw:glue-point draw:id="14" svg:x="-2.228cm" svg:y="-4.944cm"/>
          <text:p text:style-name="P3"><text:span text:style-name="T2">Communicator</text:span></text:p>
          <text:p text:style-name="P3"><text:span text:style-name="T2">@bi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4" draw:layer="layout" svg:width="5.999cm" svg:height="1.9cm" svg:x="13.701cm" svg:y="1.5cm">
          <text:p text:style-name="P3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4" draw:layer="layout" svg:width="2.999cm" svg:height="1.8cm" svg:x="13.7cm" svg:y="3.4cm">
          <text:p text:style-name="P3"><text:span text:style-name="T2">Ros-</text:span></text:p>
          <text:p text:style-name="P3"><text:span text:style-name="T2">liste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4" xml:id="id14" draw:id="id14" draw:layer="layout" svg:width="2.999cm" svg:height="1.8cm" svg:x="16.701cm" svg:y="3.4cm">
          <text:p text:style-name="P3"><text:span text:style-name="T2">Ros-</text:span></text:p>
          <text:p text:style-name="P3"><text:span text:style-name="T2">publis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6" draw:layer="layout" svg:x1="1cm" svg:y1="16.4cm" svg:x2="20cm" svg:y2="16.4cm">
          <text:p text:style-name="P5">WLAN</text:p>
        </draw:line>
        <draw:line draw:style-name="gr7" draw:text-style-name="P6" draw:layer="layout" svg:x1="1cm" svg:y1="16.6cm" svg:x2="20cm" svg:y2="16.6cm">
          <text:p/>
        </draw:line>
        <draw:custom-shape draw:name="CustomShape 8" draw:style-name="gr8" draw:text-style-name="P4" draw:layer="layout" svg:width="5.999cm" svg:height="1.9cm" svg:x="7.5cm" svg:y="1.5cm">
          <text:p text:style-name="P3"><text:span text:style-name="T2">Obstacle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4" draw:layer="layout" svg:width="2.999cm" svg:height="1.8cm" svg:x="7.499cm" svg:y="3.4cm">
          <text:p text:style-name="P3"><text:span text:style-name="T2">Ros-</text:span></text:p>
          <text:p text:style-name="P3"><text:span text:style-name="T2">liste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0" draw:text-style-name="P4" xml:id="id1" draw:id="id1" draw:layer="layout" svg:width="2.999cm" svg:height="1.8cm" svg:x="10.5cm" svg:y="3.4cm">
          <text:p text:style-name="P3"><text:span text:style-name="T2">Ros-</text:span></text:p>
          <text:p text:style-name="P3"><text:span text:style-name="T2">publis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4" draw:layer="layout" svg:width="5.999cm" svg:height="1.9cm" svg:x="1.301cm" svg:y="1.5cm">
          <text:p text:style-name="P3"><text:span text:style-name="T2">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2" draw:text-style-name="P4" xml:id="id5" draw:id="id5" draw:layer="layout" svg:width="2.999cm" svg:height="1.8cm" svg:x="1.3cm" svg:y="3.4cm">
          <text:p text:style-name="P3"><text:span text:style-name="T2">Ros-</text:span></text:p>
          <text:p text:style-name="P3"><text:span text:style-name="T2">liste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" draw:text-style-name="P4" xml:id="id3" draw:id="id3" draw:layer="layout" svg:width="2.999cm" svg:height="1.8cm" svg:x="4.301cm" svg:y="3.4cm">
          <text:p text:style-name="P3"><text:span text:style-name="T2">Ros-</text:span></text:p>
          <text:p text:style-name="P3"><text:span text:style-name="T2">publis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" draw:text-style-name="P4" xml:id="id2" draw:id="id2" draw:layer="layout" svg:width="2.999cm" svg:height="1.8cm" svg:x="6.7cm" svg:y="8.4cm">
          <text:p text:style-name="P3"><text:span text:style-name="T2">Listener</text:span></text:p>
          <text:p text:style-name="P3"><text:span text:style-name="T2">combi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5" draw:text-style-name="P4" xml:id="id4" draw:id="id4" draw:layer="layout" svg:width="2.999cm" svg:height="1.8cm" svg:x="2.5cm" svg:y="8.4cm">
          <text:p text:style-name="P3"><text:span text:style-name="T2">GUI-</text:span></text:p>
          <text:p text:style-name="P3"><text:span text:style-name="T2">publis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4" xml:id="id10" draw:id="id10" draw:layer="layout" svg:width="2.999cm" svg:height="1.8cm" svg:x="6.099cm" svg:y="13.3cm">
          <text:p text:style-name="P3"><text:span text:style-name="T2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7" draw:text-style-name="P4" xml:id="id9" draw:id="id9" draw:layer="layout" svg:width="2.999cm" svg:height="1.8cm" svg:x="3.1cm" svg:y="13.3cm">
          <text:p text:style-name="P3"><text:span text:style-name="T2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7" draw:layer="layout" draw:line-skew="-0.6cm" svg:x1="11.999cm" svg:y1="5.2cm" svg:x2="8.199cm" svg:y2="8.4cm" draw:start-shape="id1" draw:end-shape="id2" draw:end-glue-point="0" svg:d="M11999 5200v1000h-3800v2200" svg:viewBox="0 0 3801 3201">
          <text:p/>
        </draw:connector>
        <draw:connector draw:style-name="gr18" draw:text-style-name="P7" draw:layer="layout" draw:line-skew="-0.6cm" svg:x1="5.8cm" svg:y1="5.2cm" svg:x2="8.199cm" svg:y2="8.4cm" draw:start-shape="id3" draw:start-glue-point="2" draw:end-shape="id2" draw:end-glue-point="0" svg:d="M5800 5200v1000h2399v2200" svg:viewBox="0 0 2400 3201">
          <text:p/>
        </draw:connector>
        <draw:connector draw:style-name="gr18" draw:text-style-name="P7" draw:layer="layout" draw:line-skew="0.8cm" svg:x1="3.999cm" svg:y1="8.4cm" svg:x2="2.799cm" svg:y2="5.2cm" draw:start-shape="id4" draw:start-glue-point="0" draw:end-shape="id5" draw:end-glue-point="2" svg:d="M3999 8400v-800h-1200v-2400" svg:viewBox="0 0 1201 3201">
          <text:p/>
        </draw:connector>
        <draw:custom-shape draw:name="CustomShape 5" draw:style-name="gr19" draw:text-style-name="P4" xml:id="id6" draw:id="id6" draw:layer="layout" svg:width="6cm" svg:height="2cm" svg:x="12.6cm" svg:y="8.3cm">
          <text:p text:style-name="P3"><text:span text:style-name="T2">DB wri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7" draw:layer="layout" svg:x1="9.699cm" svg:y1="9.3cm" svg:x2="12.6cm" svg:y2="9.3cm" draw:start-shape="id2" draw:start-glue-point="1" draw:end-shape="id6" svg:d="M9699 9300h2901" svg:viewBox="0 0 2902 1">
          <text:p/>
        </draw:connector>
        <draw:connector draw:style-name="gr20" draw:text-style-name="P7" draw:layer="layout" svg:x1="15.6cm" svg:y1="10.3cm" svg:x2="15.601cm" svg:y2="11.401cm" draw:start-shape="id6" draw:start-glue-point="2" draw:end-shape="id7" draw:end-glue-point="5" svg:d="M15600 10300v551h1v550" svg:viewBox="0 0 2 1102">
          <text:p/>
        </draw:connector>
        <draw:custom-shape draw:name="CustomShape 5" draw:style-name="gr21" draw:text-style-name="P4" xml:id="id12" draw:id="id12" draw:layer="layout" svg:width="6cm" svg:height="1.899cm" svg:x="3.1cm" svg:y="19.501cm">
          <text:p text:style-name="P3"><text:span text:style-name="T2">Communicator</text:span></text:p>
          <text:p text:style-name="P3"><text:span text:style-name="T2">@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" draw:text-style-name="P4" xml:id="id8" draw:id="id8" draw:layer="layout" svg:width="2.999cm" svg:height="1.8cm" svg:x="3.1cm" svg:y="17.7cm">
          <text:p text:style-name="P3"><text:span text:style-name="T2">S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3" draw:text-style-name="P4" xml:id="id11" draw:id="id11" draw:layer="layout" svg:width="2.999cm" svg:height="1.8cm" svg:x="6.101cm" svg:y="17.7cm">
          <text:p text:style-name="P3"><text:span text:style-name="T2">Re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7" draw:layer="layout" svg:x1="4.599cm" svg:y1="17.7cm" svg:x2="4.599cm" svg:y2="15.1cm" draw:start-shape="id8" draw:start-glue-point="0" draw:end-shape="id9" draw:end-glue-point="2" svg:d="M4599 17700v-2600" svg:viewBox="0 0 1 2601">
          <text:p/>
        </draw:connector>
        <draw:connector draw:style-name="gr20" draw:text-style-name="P7" draw:layer="layout" svg:x1="7.598cm" svg:y1="15.1cm" svg:x2="7.6cm" svg:y2="17.7cm" draw:start-shape="id10" draw:start-glue-point="2" draw:end-shape="id11" draw:end-glue-point="0" svg:d="M7598 15100v1300h2v1300" svg:viewBox="0 0 3 2601">
          <text:p/>
        </draw:connector>
        <draw:custom-shape draw:name="CustomShape 5" draw:style-name="gr24" draw:text-style-name="P4" xml:id="id13" draw:id="id13" draw:layer="layout" svg:width="6cm" svg:height="1.899cm" svg:x="3.1cm" svg:y="23.001cm">
          <text:p text:style-name="P3"><text:span text:style-name="T2">GU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7" draw:layer="layout" svg:x1="6.1cm" svg:y1="21.4cm" svg:x2="6.1cm" svg:y2="23.001cm" draw:start-shape="id12" draw:start-glue-point="2" draw:end-shape="id13" draw:end-glue-point="0" svg:d="M6100 21400v1601" svg:viewBox="0 0 1 1602">
          <text:p/>
        </draw:connector>
        <draw:custom-shape draw:style-name="gr26" draw:text-style-name="P5" xml:id="id16" draw:id="id16" draw:layer="layout" svg:width="6cm" svg:height="3.7cm" svg:x="12.6cm" svg:y="17.8cm">
          <text:p text:style-name="P5">Database</text:p>
          <text:p text:style-name="P5">(copy)</text:p>
          <draw:enhanced-geometry svg:viewBox="0 0 88 21600" draw:glue-points="44 ?f6 44 0 0 10800 44 21600 88 10800" draw:text-areas="0 ?f6 88 ?f3" draw:type="can" draw:modifiers="7442.742857142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5" xml:id="id7" draw:id="id7" draw:layer="layout" svg:width="6cm" svg:height="3.7cm" svg:x="12.601cm" svg:y="11.401cm">
          <text:p text:style-name="P5">Database</text:p>
          <text:p text:style-name="P5">(original)</text:p>
          <draw:enhanced-geometry svg:viewBox="0 0 88 21600" draw:glue-points="44 ?f6 44 0 0 10800 44 21600 88 10800" draw:text-areas="0 ?f6 88 ?f3" draw:type="can" draw:modifiers="7442.7428571428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name="CustomShape 11" draw:style-name="gr27" draw:text-style-name="P4" xml:id="id15" draw:id="id15" draw:layer="layout" svg:width="6cm" svg:height="2.099cm" svg:x="3.1cm" svg:y="26.501cm">
          <text:p text:style-name="P3"><text:span text:style-name="T2">Use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" draw:text-style-name="P6" draw:layer="layout" svg:x1="1cm" svg:y1="6.7cm" svg:x2="20cm" svg:y2="6.7cm">
          <text:p text:style-name="P8">ROS</text:p>
        </draw:line>
        <draw:line draw:style-name="gr7" draw:text-style-name="P6" draw:layer="layout" svg:x1="1cm" svg:y1="6.9cm" svg:x2="20cm" svg:y2="6.9cm">
          <text:p/>
        </draw:line>
        <draw:connector draw:style-name="gr20" draw:text-style-name="P7" draw:layer="layout" draw:line-skew="-0.6cm" svg:x1="18.2cm" svg:y1="5.2cm" svg:x2="8.199cm" svg:y2="8.4cm" draw:start-shape="id14" draw:start-glue-point="2" draw:end-shape="id2" draw:end-glue-point="0" svg:d="M18200 5200v1000h-10001v2200" svg:viewBox="0 0 10002 3201">
          <text:p/>
        </draw:connector>
        <draw:line draw:style-name="gr28" draw:text-style-name="P7" draw:layer="layout" svg:x1="2.7cm" svg:y1="25.8cm" svg:x2="9.4cm" svg:y2="25.8cm">
          <text:p/>
        </draw:line>
        <draw:line draw:style-name="gr28" draw:text-style-name="P7" draw:layer="layout" svg:x1="2.7cm" svg:y1="25.6cm" svg:x2="9.4cm" svg:y2="25.6cm">
          <text:p/>
        </draw:line>
        <draw:connector draw:style-name="gr25" draw:text-style-name="P7" draw:layer="layout" svg:x1="6.1cm" svg:y1="26.501cm" svg:x2="6.1cm" svg:y2="24.9cm" draw:start-shape="id15" draw:start-glue-point="0" draw:end-shape="id13" svg:d="M6100 26501v-1601" svg:viewBox="0 0 1 1602">
          <text:p/>
        </draw:connector>
        <draw:connector draw:style-name="gr29" draw:text-style-name="P7" draw:layer="layout" svg:x1="15.601cm" svg:y1="15.101cm" svg:x2="15.6cm" svg:y2="17.8cm" draw:start-shape="id7" draw:start-glue-point="7" draw:end-shape="id16" draw:end-glue-point="5" svg:d="M15601 15101v1350h-1v1349" svg:viewBox="0 0 2 2700">
          <text:p text:style-name="P5">Copy manually</text:p>
        </draw:connector>
        <draw:custom-shape draw:name="CustomShape 5" draw:style-name="gr30" draw:text-style-name="P4" xml:id="id17" draw:id="id17" draw:layer="layout" svg:width="6cm" svg:height="1.899cm" svg:x="12.6cm" svg:y="23cm">
          <text:p text:style-name="P3"><text:span text:style-name="T2">DB rea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7" draw:layer="layout" svg:x1="15.6cm" svg:y1="21.5cm" svg:x2="15.6cm" svg:y2="23cm" draw:start-shape="id16" draw:start-glue-point="7" draw:end-shape="id17" draw:end-glue-point="0" svg:d="M15600 21500v1500" svg:viewBox="0 0 1 1501">
          <text:p/>
        </draw:connector>
        <draw:connector draw:style-name="gr20" draw:text-style-name="P7" draw:layer="layout" svg:x1="12.6cm" svg:y1="23.949cm" svg:x2="9.1cm" svg:y2="23.95cm" draw:start-shape="id17" draw:start-glue-point="3" draw:end-shape="id13" svg:d="M12600 23949h-1750v1h-1750" svg:viewBox="0 0 3501 2">
          <text:p/>
        </draw:connector>
        <draw:line draw:style-name="gr20" draw:text-style-name="P7" draw:layer="layout" svg:x1="8.2cm" svg:y1="10.2cm" svg:x2="8.2cm" svg:y2="11.4cm">
          <text:p/>
        </draw:line>
        <draw:line draw:style-name="gr20" draw:text-style-name="P7" draw:layer="layout" svg:x1="4cm" svg:y1="11.4cm" svg:x2="4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56cm" fo:margin-right="0.99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14:54:40.662000000</meta:creation-date>
    <dc:date>2017-09-27T17:07:58.393000000</dc:date>
    <meta:editing-duration>PT19M57S</meta:editing-duration>
    <meta:editing-cycles>1</meta:editing-cycles>
    <meta:document-statistic meta:object-count="45"/>
    <meta:generator>LibreOffice/5.4.1.2$Windows_X86_64 LibreOffice_project/ea7cb86e6eeb2bf3a5af73a8f7777ac570321527</meta:generator>
  </office:meta>
</office:document-meta>
</file>